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Ubuntu Medium" svg:font-family="'Ubuntu Medium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Ubuntu Medium" fo:font-size="32pt" style:font-size-asian="32pt" style:font-size-complex="32pt"/>
    </style:style>
    <style:style style:name="P3" style:family="paragraph">
      <style:paragraph-properties fo:text-align="center"/>
      <style:text-properties style:font-name="Ubuntu Medium" fo:font-size="16pt" style:font-size-asian="16pt" style:font-size-complex="16pt"/>
    </style:style>
    <style:style style:name="T1" style:family="text">
      <style:text-properties officeooo:rsid="001614b4"/>
    </style:style>
    <style:style style:name="T2" style:family="text">
      <style:text-properties style:font-name="Ubuntu Medium" fo:font-size="32pt" style:font-size-asian="32pt" style:font-size-complex="32pt"/>
    </style:style>
    <style:style style:name="T3" style:family="text">
      <style:text-properties style:font-name="Ubuntu Medium" fo:font-size="16pt" style:font-size-asian="16pt" style:font-size-complex="16pt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svg:stroke-width="0.0201in" svg:stroke-color="#333333" draw:marker-start-width="0.1689in" draw:marker-end-width="0.1689in" draw:fill-color="#ffffff" draw:textarea-horizontal-align="justify" draw:textarea-vertical-align="middle" draw:auto-grow-height="fals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width="0.0201in" svg:stroke-color="#333333" draw:marker-start-width="0.1689in" draw:marker-end-width="0.1689in" draw:fill="none" draw:textarea-horizontal-align="justify" draw:textarea-vertical-align="middle" draw:auto-grow-height="fals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svg:stroke-width="0.0402in" svg:stroke-color="#333333" draw:marker-start-width="0.1984in" draw:marker-end-width="0.1984in" draw:fill="none" draw:textarea-horizontal-align="justify" draw:textarea-vertical-align="middle" draw:auto-grow-height="false" fo:padding-top="0.0193in" fo:padding-bottom="0.0193in" fo:padding-left="0.0193in" fo:padding-right="0.0193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svg:stroke-color="#ffffff" draw:fill="none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svg:stroke-color="#333333"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svg:stroke-color="#333333" draw:fill="none" draw:textarea-horizontal-align="left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style:run-through="foreground" style:vertical-pos="from-top" style:vertical-rel="paragraph" style:horizontal-pos="from-left" style:horizontal-rel="paragraph"/>
    </style:style>
    <style:style style:name="gr8" style:family="graphic">
      <style:graphic-properties svg:stroke-width="0.0201in" svg:stroke-color="#333333" draw:marker-start-width="0.1689in" draw:marker-end-width="0.1689in" draw:fill="none" draw:textarea-horizontal-align="justify" draw:textarea-vertical-align="middle" draw:auto-grow-height="false" fo:padding-top="0.0098in" fo:padding-bottom="0.0098in" fo:padding-left="0.0098in" fo:padding-right="0.0098in" style:run-through="foreground"/>
    </style:style>
    <style:style style:name="gr9" style:family="graphic">
      <style:graphic-properties svg:stroke-color="#ffffff" draw:fill="none" draw:textarea-horizontal-align="justify" draw:textarea-vertical-align="middle" draw:auto-grow-height="false" style:run-through="foreground"/>
    </style:style>
    <style:style style:name="gr10" style:family="graphic">
      <style:graphic-properties svg:stroke-width="0.0201in" svg:stroke-color="#333333" draw:marker-start-width="0.1689in" draw:marker-end="Arrowheads_20_2" draw:marker-end-width="0.1689in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1" style:family="graphic">
      <style:graphic-properties svg:stroke-width="0.0201in" svg:stroke-color="#333333" draw:marker-start-width="0.1689in" draw:marker-end="Arrowheads_20_2" draw:marker-end-width="0.1689in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2" style:family="graphic">
      <style:graphic-properties svg:stroke-width="0.0402in" svg:stroke-color="#333333" draw:marker-start-width="0.1984in" draw:marker-end-width="0.1984in" draw:fill="none" draw:textarea-horizontal-align="justify" draw:textarea-vertical-align="middle" draw:auto-grow-height="false" fo:padding-top="0.0193in" fo:padding-bottom="0.0193in" fo:padding-left="0.0193in" fo:padding-right="0.0193in" style:run-through="foreground" style:vertical-pos="from-top" style:vertical-rel="paragraph" style:horizontal-pos="from-left" style:horizontal-rel="paragraph"/>
    </style:style>
    <style:style style:name="gr13" style:family="graphic">
      <style:graphic-properties svg:stroke-color="#ffffff" draw:fill="none" draw:textarea-horizontal-align="justify" draw:textarea-vertical-align="middle" draw:auto-grow-height="false" style:run-through="foreground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custom-shape text:anchor-type="paragraph" draw:z-index="3" draw:style-name="gr1" draw:text-style-name="P2" svg:width="0.7398in" svg:height="0.7087in" svg:x="3.6173in" svg:y="0.0465in"><text:p text:style-name="P2"><text:span text:style-name="T2">+</text:span>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custom-shape text:anchor-type="paragraph" draw:z-index="2" draw:style-name="gr1" draw:text-style-name="P2" svg:width="0.7398in" svg:height="0.7087in" svg:x="2.4299in" svg:y="0.0362in"><text:p text:style-name="P2"><text:span text:style-name="T2">O</text:span>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custom-shape text:anchor-type="paragraph" draw:z-index="1" draw:style-name="gr1" draw:text-style-name="P2" svg:width="0.7398in" svg:height="0.7087in" svg:x="1.2217in" svg:y="0.0362in"><text:p text:style-name="P2"><text:span text:style-name="T2">x</text:span>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custom-shape text:anchor-type="paragraph" draw:z-index="0" draw:style-name="gr1" draw:text-style-name="P1" svg:width="0.9169in" svg:height="0.615in" svg:x="0.0547in" svg:y="0.0984in"><text:p text:style-name="P1">Send Mail</text:p>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<draw:equation draw:name="f0" draw:formula="left+2540"/><draw:equation draw:name="f1" draw:formula="right-2540"/><draw:equation draw:name="f2" draw:formula="top+2540"/><draw:equation draw:name="f3" draw:formula="bottom-2540"/><draw:equation draw:name="f4" draw:formula="left+800"/><draw:equation draw:name="f5" draw:formula="right-800"/><draw:equation draw:name="f6" draw:formula="top+800"/><draw:equation draw:name="f7" draw:formula="bottom-800"/></draw:enhanced-geometry></draw:custom-shape></text:p>
      <text:p text:style-name="Standard"/>
      <text:p text:style-name="Standard"/>
      <text:p text:style-name="Standard"/>
      <text:p text:style-name="Standard"><draw:custom-shape text:anchor-type="paragraph" draw:z-index="8" draw:style-name="gr4" svg:width="0.4169in" svg:height="0.2295in" svg:x="0.3571in" svg:y="0.061in"><text:p>Task</text:p><draw:enhanced-geometry svg:viewBox="0 0 21600 21600" draw:type="rectangle" draw:enhanced-path="M 0 0 L 21600 0 21600 21600 0 21600 0 0 Z N"/></draw:custom-shape></text:p>
      <text:p text:style-name="Standard"><text:span text:style-name="T1"><text:s text:c="6"/></text:span></text:p>
      <text:p text:style-name="Standard"/>
      <text:p text:style-name="Standard"><draw:custom-shape text:anchor-type="paragraph" draw:z-index="5" draw:style-name="gr2" draw:text-style-name="P1" svg:width="0.4795in" svg:height="0.4795in" svg:x="1.3984in" svg:y="0.183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" draw:style-name="gr2" draw:text-style-name="P1" svg:width="0.4067in" svg:height="0.4169in" svg:x="1.4299in" svg:y="0.215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Standard"><draw:custom-shape text:anchor-type="paragraph" draw:z-index="7" draw:style-name="gr3" draw:text-style-name="P1" svg:width="0.4795in" svg:height="0.4795in" svg:x="2.6154in" svg:y="0.0236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" draw:style-name="gr2" draw:text-style-name="P1" svg:width="0.4795in" svg:height="0.4795in" svg:x="0.2945in" svg:y="0.0236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Standard"><draw:custom-shape text:anchor-type="paragraph" draw:z-index="11" draw:style-name="gr4" svg:width="0.4169in" svg:height="0.2295in" svg:x="3.8071in" svg:y="-0.8744in"><text:p text:style-name="P1">Paralleles<text:line-break/>Gateway</text:p><draw:enhanced-geometry svg:viewBox="0 0 21600 21600" draw:type="rectangle" draw:enhanced-path="M 0 0 L 21600 0 21600 21600 0 21600 0 0 Z N"/></draw:custom-shape></text:p>
      <text:p text:style-name="Standard"/>
      <text:p text:style-name="Standard"><draw:g text:anchor-type="paragraph" draw:z-index="22" draw:style-name="gr7"><draw:custom-shape draw:style-name="gr8" draw:text-style-name="P1" svg:width="0.3724in" svg:height="0.3705in" svg:x="0.9591in" svg:y="2.7102in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draw:custom-shape draw:style-name="gr9" draw:text-style-name="P1" svg:width="0.4169in" svg:height="0.2295in" svg:x="0.9437in" svg:y="3.1004in"><text:p text:style-name="P1">Start</text:p><draw:enhanced-geometry svg:viewBox="0 0 21600 21600" draw:type="rectangle" draw:enhanced-path="M 0 0 L 21600 0 21600 21600 0 21600 0 0 Z N"/></draw:custom-shape></draw:g><draw:custom-shape text:anchor-type="paragraph" draw:z-index="29" draw:style-name="gr12" draw:text-style-name="P1" svg:width="0.3724in" svg:height="0.3705in" svg:x="4.361in" svg:y="3.8453in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draw:custom-shape text:anchor-type="paragraph" draw:z-index="30" draw:style-name="gr13" draw:text-style-name="P1" svg:width="0.4169in" svg:height="0.2295in" svg:x="4.3457in" svg:y="4.2354in"><text:p text:style-name="P1">End</text:p><draw:enhanced-geometry svg:viewBox="0 0 21600 21600" draw:type="rectangle" draw:enhanced-path="M 0 0 L 21600 0 21600 21600 0 21600 0 0 Z N"/></draw:custom-shape><draw:custom-shape text:anchor-type="paragraph" draw:z-index="31" draw:style-name="gr12" draw:text-style-name="P1" svg:width="0.3724in" svg:height="0.3705in" svg:x="3.1646in" svg:y="4.5866in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draw:custom-shape text:anchor-type="paragraph" draw:z-index="32" draw:style-name="gr13" draw:text-style-name="P1" svg:width="0.4169in" svg:height="0.2295in" svg:x="3.1492in" svg:y="4.9772in"><text:p text:style-name="P1">Abort</text:p><draw:enhanced-geometry svg:viewBox="0 0 21600 21600" draw:type="rectangle" draw:enhanced-path="M 0 0 L 21600 0 21600 21600 0 21600 0 0 Z N"/></draw:custom-shape><draw:custom-shape text:anchor-type="paragraph" draw:z-index="10" draw:style-name="gr4" svg:width="0.4169in" svg:height="0.2295in" svg:x="2.6256in" svg:y="-1.2681in"><text:p text:style-name="P1">Inklusives<text:line-break/>Gateway</text:p><draw:enhanced-geometry svg:viewBox="0 0 21600 21600" draw:type="rectangle" draw:enhanced-path="M 0 0 L 21600 0 21600 21600 0 21600 0 0 Z N"/></draw:custom-shape><draw:custom-shape text:anchor-type="paragraph" draw:z-index="9" draw:style-name="gr4" svg:width="0.4169in" svg:height="0.2295in" svg:x="1.4445in" svg:y="-1.2583in"><text:p text:style-name="P1">Exklusives<text:line-break/>Gateway</text:p><draw:enhanced-geometry svg:viewBox="0 0 21600 21600" draw:type="rectangle" draw:enhanced-path="M 0 0 L 21600 0 21600 21600 0 21600 0 0 Z N"/></draw:custom-shape><draw:custom-shape text:anchor-type="paragraph" draw:z-index="12" draw:style-name="gr4" draw:text-style-name="P1" svg:width="0.4169in" svg:height="0.2295in" svg:x="0.3571in" svg:y="0.061in"><text:p text:style-name="P1">Start</text:p><text:p text:style-name="P1">Event</text:p><draw:enhanced-geometry svg:viewBox="0 0 21600 21600" draw:type="rectangle" draw:enhanced-path="M 0 0 L 21600 0 21600 21600 0 21600 0 0 Z N"/></draw:custom-shape><draw:custom-shape text:anchor-type="paragraph" draw:z-index="13" draw:style-name="gr4" draw:text-style-name="P1" svg:width="0.4169in" svg:height="0.2295in" svg:x="1.4508in" svg:y="0.061in"><text:p text:style-name="P1">Intermediate</text:p><text:p text:style-name="P1">Event</text:p><draw:enhanced-geometry svg:viewBox="0 0 21600 21600" draw:type="rectangle" draw:enhanced-path="M 0 0 L 21600 0 21600 21600 0 21600 0 0 Z N"/></draw:custom-shape><draw:custom-shape text:anchor-type="paragraph" draw:z-index="14" draw:style-name="gr4" draw:text-style-name="P1" svg:width="0.4169in" svg:height="0.2295in" svg:x="2.6319in" svg:y="0.061in"><text:p text:style-name="P1">End</text:p><text:p text:style-name="P1">Event</text:p><draw:enhanced-geometry svg:viewBox="0 0 21600 21600" draw:type="rectangle" draw:enhanced-path="M 0 0 L 21600 0 21600 21600 0 21600 0 0 Z N"/></draw:custom-shape><draw:rect text:anchor-type="paragraph" draw:z-index="15" draw:style-name="gr5" draw:text-style-name="P1" svg:width="0.9087in" svg:height="0.2543in" draw:transform="rotate (1.5707963267949) translate (-0.208333333333333in 1.77708333333333in)"><text:p text:style-name="P1">Pool</text:p></draw:rect><draw:rect text:anchor-type="paragraph" draw:z-index="16" draw:style-name="gr6" draw:text-style-name="P1" svg:width="5.7669in" svg:height="0.4539in" svg:x="0.0457in" svg:y="0.8689in"><text:p text:style-name="P1"><text:s text:c="2"/>Lane</text:p></draw:rect><draw:rect text:anchor-type="paragraph" draw:z-index="17" draw:style-name="gr6" draw:text-style-name="P1" svg:width="5.7669in" svg:height="0.4539in" svg:x="0.0457in" svg:y="1.3209in"><text:p text:style-name="P1"><text:s text:c="2"/>Lane</text:p></draw:rect><draw:rect text:anchor-type="paragraph" draw:z-index="18" draw:style-name="gr5" draw:text-style-name="P1" svg:width="2.7713in" svg:height="0.2543in" draw:transform="rotate (1.5707963267949) translate (-0.208333333333333in 5.21458333333333in)"><text:p text:style-name="P1">Vacation Request</text:p></draw:rect><draw:rect text:anchor-type="paragraph" draw:z-index="19" draw:style-name="gr6" draw:text-style-name="P1" svg:width="5.7669in" svg:height="1.0531in" svg:x="0.0457in" svg:y="2.4437in"><text:p text:style-name="P1"><text:s text:c="2"/>Employee</text:p></draw:rect><draw:rect text:anchor-type="paragraph" draw:z-index="20" draw:style-name="gr6" draw:text-style-name="P1" svg:width="5.7669in" svg:height="1.7185in" svg:x="0.0457in" svg:y="3.4965in"><text:p text:style-name="P1"><text:s text:c="2"/>HR</text:p></draw:rect><draw:custom-shape text:anchor-type="paragraph" draw:z-index="21" draw:style-name="gr1" draw:text-style-name="P1" svg:width="0.9169in" svg:height="0.4634in" svg:x="1.7681in" svg:y="2.6736in"><text:p text:style-name="P1">Request <text:line-break/>Vacation</text:p>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<draw:equation draw:name="f0" draw:formula="left+2540"/><draw:equation draw:name="f1" draw:formula="right-2540"/><draw:equation draw:name="f2" draw:formula="top+2540"/><draw:equation draw:name="f3" draw:formula="bottom-2540"/><draw:equation draw:name="f4" draw:formula="left+800"/><draw:equation draw:name="f5" draw:formula="right-800"/><draw:equation draw:name="f6" draw:formula="top+800"/><draw:equation draw:name="f7" draw:formula="bottom-800"/></draw:enhanced-geometry></draw:custom-shape><draw:line text:anchor-type="paragraph" draw:z-index="23" draw:style-name="gr10" draw:text-style-name="P1" svg:x1="1.3311in" svg:y1="2.9in" svg:x2="1.7677in" svg:y2="2.9in"><text:p/></draw:line><draw:custom-shape text:anchor-type="paragraph" draw:z-index="24" draw:style-name="gr1" draw:text-style-name="P1" svg:width="0.9169in" svg:height="0.4634in" svg:x="1.778in" svg:y="3.8098in"><text:p text:style-name="P1">Confirm <text:line-break/>Request</text:p>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<draw:equation draw:name="f0" draw:formula="left+2540"/><draw:equation draw:name="f1" draw:formula="right-2540"/><draw:equation draw:name="f2" draw:formula="top+2540"/><draw:equation draw:name="f3" draw:formula="bottom-2540"/><draw:equation draw:name="f4" draw:formula="left+800"/><draw:equation draw:name="f5" draw:formula="right-800"/><draw:equation draw:name="f6" draw:formula="top+800"/><draw:equation draw:name="f7" draw:formula="bottom-800"/></draw:enhanced-geometry></draw:custom-shape><draw:custom-shape text:anchor-type="paragraph" draw:z-index="25" draw:style-name="gr1" draw:text-style-name="P3" svg:width="0.3642in" svg:height="0.3488in" svg:x="3.152in" svg:y="3.8472in"><text:p text:style-name="P3"><text:span text:style-name="T3">x</text:span>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custom-shape text:anchor-type="paragraph" draw:z-index="26" draw:style-name="gr4" svg:width="0.2051in" svg:height="0.113in" svg:x="3.2445in" svg:y="3.6756in"><text:p text:style-name="P1">Confirm?</text:p><draw:enhanced-geometry svg:viewBox="0 0 21600 21600" draw:type="rectangle" draw:enhanced-path="M 0 0 L 21600 0 21600 21600 0 21600 0 0 Z N"/></draw:custom-shape><draw:line text:anchor-type="paragraph" draw:z-index="27" draw:style-name="gr10" draw:text-style-name="P1" svg:x1="2.6945in" svg:y1="4.0228in" svg:x2="3.1535in" svg:y2="4.0228in"><text:p/></draw:line><draw:line text:anchor-type="paragraph" draw:z-index="28" draw:style-name="gr11" draw:text-style-name="P1" svg:x1="3.4972in" svg:y1="4.0228in" svg:x2="4.3457in" svg:y2="4.0228in"><text:p text:style-name="P1"/></draw:line><draw:custom-shape text:anchor-type="paragraph" draw:z-index="33" draw:style-name="gr4" svg:width="0.2051in" svg:height="0.113in" svg:x="3.7146in" svg:y="4.0693in"><text:p text:style-name="P1">Yes</text:p><draw:enhanced-geometry svg:viewBox="0 0 21600 21600" draw:type="rectangle" draw:enhanced-path="M 0 0 L 21600 0 21600 21600 0 21600 0 0 Z N"/></draw:custom-shape><draw:custom-shape text:anchor-type="paragraph" draw:z-index="34" draw:style-name="gr4" svg:width="0.2051in" svg:height="0.113in" svg:x="3.3744in" svg:y="4.2528in"><text:p text:style-name="P1">No</text:p><draw:enhanced-geometry svg:viewBox="0 0 21600 21600" draw:type="rectangle" draw:enhanced-path="M 0 0 L 21600 0 21600 21600 0 21600 0 0 Z N"/></draw:custom-shape><draw:line text:anchor-type="paragraph" draw:z-index="35" draw:style-name="gr10" draw:text-style-name="P1" svg:x1="3.3425in" svg:y1="4.1957in" svg:x2="3.35in" svg:y2="4.5866in"><text:p/></draw:line><draw:line text:anchor-type="paragraph" draw:z-index="36" draw:style-name="gr10" draw:text-style-name="P1" svg:x1="2.2055in" svg:y1="3.1366in" svg:x2="2.211in" svg:y2="3.8094in"><text:p/></draw:lin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Ubuntu Medium" svg:font-family="'Ubuntu Medium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heads_20_2" draw:display-name="Arrowheads 2" svg:viewBox="0 0 1131 902" svg:d="M564 0l-564 902h1131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CH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de" fo:country="CH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lang </meta:initial-creator>
    <meta:creation-date>2016-06-12T12:48:45.897370200</meta:creation-date>
    <dc:date>2016-06-12T13:14:20.172914457</dc:date>
    <dc:creator>slang </dc:creator>
    <meta:editing-duration>PT9M31S</meta:editing-duration>
    <meta:editing-cycles>1</meta:editing-cycles>
    <meta:document-statistic meta:table-count="0" meta:image-count="0" meta:object-count="0" meta:page-count="1" meta:paragraph-count="1" meta:word-count="0" meta:character-count="6" meta:non-whitespace-character-count="0"/>
    <meta:generator>LibreOffice/4.2.8.2$Linux_X86_64 LibreOffice_project/420m0$Build-2</meta:generator>
  </office:meta>
</office:document-meta>
</file>